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Hajduk</text:p>
      <text:p text:style-name="P1">Adan Wechter</text:p>
      <text:p text:style-name="P1">Shane Regel</text:p>
      <text:p text:style-name="P1">Brian Graham</text:p>
      <text:p text:style-name="P1">Andreas Landgerbe</text:p>
      <text:p text:style-name="P1">CS290</text:p>
      <text:p text:style-name="P1">Lab 6</text:p>
      <text:p text:style-name="P1">Deliverable 1</text:p>
      <text:p text:style-name="Standard"/>
      <text:p text:style-name="Standard"/>
      <text:p text:style-name="P1">Matthew Hajduk: </text:p>
      <text:p text:style-name="Standard">Matthew worked on Deliverable 1. Also had the task to download &amp; explore JavaNCSS, as well as set JavaNCSS up with the two previous lab projects and the open source project chosen.</text:p>
      <text:p text:style-name="Standard"/>
      <text:p text:style-name="Standard"><text:span text:style-name="T1">Adam Wechter:</text:span> </text:p>
      <text:p text:style-name="Standard">Adam worked on exploring and setting up JDepend, finding an open source project to experiment with, and setting up JDepend with the two previous lab projects and the open source project.</text:p>
      <text:p text:style-name="Standard"/>
      <text:p text:style-name="P1">Shane Regel: </text:p>
      <text:p text:style-name="Standard">Shane did a lot of research to understand how JDepend works. Shane also created the document that described all of the JDepend features and how it works.</text:p>
      <text:p text:style-name="Standard"/>
      <text:p text:style-name="P1">Brian Graham: </text:p>
      <text:p text:style-name="Standard">Brian researched JavaNCSS and created the description document of JavaNCSS in LaTeX. </text:p>
      <text:p text:style-name="Standard"/>
      <text:p text:style-name="Standard"><text:span text:style-name="T1">Andreas Landgerbe:</text:span> </text:p>
      <text:p text:style-name="Standard">Andreas downloaded JavaNCSS</text:p>
      <text:p text:style-name="Standard"/>
      <text:p text:style-name="Standard">All of us worked together on the HTML 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Hajduk</meta:initial-creator>
    <meta:creation-date>2013-10-30T15:42:39</meta:creation-date>
    <meta:generator>LibreOffice/3.5$Linux_X86_64 LibreOffice_project/350m1$Build-2</meta:generator>
    <dc:date>2013-11-05T20:31:38</dc:date>
    <dc:creator>Matthew Hajduk</dc:creator>
    <meta:editing-duration>PT27M27S</meta:editing-duration>
    <meta:editing-cycles>3</meta:editing-cycles>
    <meta:document-statistic meta:table-count="0" meta:image-count="0" meta:object-count="0" meta:page-count="1" meta:paragraph-count="19" meta:word-count="139" meta:character-count="847" meta:non-whitespace-character-count="721"/>
  </office:meta>
</office:document-meta>
</file>